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94pt"/>
    </style:style>
    <style:style style:name="co2" style:family="table-column">
      <style:table-column-properties fo:break-before="auto" style:column-width="149.19pt"/>
    </style:style>
    <style:style style:name="co3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102.84pt"/>
    </style:style>
    <style:style style:name="co7" style:family="table-column">
      <style:table-column-properties fo:break-before="auto" style:column-width="99.24pt"/>
    </style:style>
    <style:style style:name="co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139.55pt"/>
    </style:style>
    <style:style style:name="co10" style:family="table-column">
      <style:table-column-properties fo:break-before="auto" style:column-width="133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  <style:style style:name="ce5" style:family="table-cell" style:parent-style-name="Default">
      <style:table-cell-properties fo:background-color="#b2b2b2"/>
    </style:style>
    <style:style style:name="ce8" style:family="table-cell" style:parent-style-name="Default" style:data-style-name="N0"/>
    <style:style style:name="ce6" style:family="table-cell" style:parent-style-name="Default">
      <style:table-cell-properties fo:background-color="#b2b2b2"/>
    </style:style>
    <style:style style:name="ce7" style:family="table-cell" style:parent-style-name="Default" style:data-style-name="N99"/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7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RTR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ommand Number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Discovery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3"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Streaming Mode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3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0xFF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x00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Pacing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Units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5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I/O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Error Response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ommand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7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Unit Abbreviation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8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it ABR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rror Reset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7"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9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Reboot Device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0x0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Device temperature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B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Max Sensor Channel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Max 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C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Sensor Channel Range MAX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Sensor Channel Range MIN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RGB Color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F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</table:table>
      <table:table table:name="Device Type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</table:table>
      <table:table table:name="Unit ABR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7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4" table:default-cell-style-name="Default"/>
        <table:table-column table:style-name="co10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  <table:table-cell table:style-name="Default" office:value-type="string" calcext:value-type="string">
            <text:p>AutoReset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Unsupported Comman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Invalid Paramet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Parameter Out of Range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19:08:31.5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6-16T19:16:24.666000000</dc:date>
    <meta:editing-duration>P3DT4H59M4S</meta:editing-duration>
    <meta:editing-cycles>94</meta:editing-cycles>
    <meta:generator>LibreOffice/5.4.1.2$Windows_X86_64 LibreOffice_project/ea7cb86e6eeb2bf3a5af73a8f7777ac570321527</meta:generator>
    <meta:document-statistic meta:table-count="5" meta:cell-count="478" meta:object-count="0"/>
  </office:meta>
</office:document-meta>
</file>